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T1" style:family="text">
      <style:text-properties fo:color="#1155cc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one Survivor – recenzja gry</text:p>
      <text:p text:style-name="P1"/>
      <text:p text:style-name="P1">Wśród silących się na artyzm gier niezależnych, które łączy stylizowana na ośmiobitowe konsole grafika i mniej lub bardziej rozbudowany system karmy (tak, piję do przereklamowanego „Undertale”), łatwo jest przegapić prawdziwe perełki. Jedną z nich jest „Lone Survivor” – gra wydana w 2012 roku przez jednoosobowe studio Superflat.</text:p>
      <text:p text:style-name="P1">Gra jest horrorem o zombiakach z niesamowitą ścieżką dźwiękową, dobrze zrobioną grafiką retro, uroczym wątkiem z kotem i zaskakującym zwrotem akcji.</text:p>
      <text:p text:style-name="P1">W „Lone Survivor” nie znajdziemy jednak straszenia litrami krwi czy wyskakującymi zza każdego rogu potworami. Zamiast tego gracz mierzy się z koszmarami własnej wyobraźni i ludzkiej natury, wspomnieniem śmiertelności rzucającym cień na wszelkie nasze zamierzenia. </text:p>
      <text:p text:style-name="P1">Od strony mechaniki rozgrywki gra jest side scrollerem o charakterze przygodówki. Gracz porusza się w lewo i w prawo, rozmawia z postaciami niezależnymi i zbiera przedmioty potrzebne do rozwiązywania posuwających fabułę naprzód zagadek.</text:p>
      <text:p text:style-name="P1">Rzuca się w oczy szczegółowość i spójność świata przedstawionego. Postać gracza ma ciekawe komentarze na temat niemal każdego obiektu, a przedmioty, które można znaleźć, mają logiczne i przewidywalne w skutkach zastosowania. Jest na przykład ekspres do kawy, który należy napełniać kawą, aby działał, czy Gameboy, którego używanie ma ciekawe skutki: jedna gra dziennie poprawia zdrowie psychiczne postaci, ale zbyt długi czas spędzany przy nim ma efekt wręcz przeciwny. </text:p>
      <text:p text:style-name="P1">Mimo że w grze pojawiają się wrogo nastawione potwory, walka jest stosunkowo nieistotną częścią rozgrywki. <text:s/>Gracz częściej będzie się krył przed koszmarami, niż do nich strzelał, a więcej czasu spędzi na przygotowywaniu jedzenia, niż na mordowaniu. Jednak to właśnie mała częstotliwość walk sprawia, że każde starcie jest szczególnie emocjonujące – podobny efekt udało się osiągnąć na przykład w pierwszym „Stalkerze”. </text:p>
      <text:p text:style-name="P1">Chwilę uwagi warto poświęcić ścieżce dźwiękowej. Jasper Byrne, autor „Lone Survivora”, jest przede wszystkim muzykiem, dopiero potem twórcą gier i to słychać. Muzyka jest jednym z kluczowych elementów budujących nie tylko nastrój, ale i samą opowieść. Przez większość gry towarzyszą nam melancholijne dźwięki fortepianu, skrzypienia i trzaski, jednak przykładowo, w pewnym momencie gracz znajduje się w pomieszczeniu, gdzie zza ściany dobiegają przytłumione dźwięki jazzowego utworu. Ta muzyka jest czymś niespodziewanym i zarazem pierwszą sugestią niespójności między tym, co postać widzi a rzeczywistością. </text:p>
      <text:p text:style-name="P1">Wybory moralne w grze nie sprowadzają się do prymitywnego „zabij albo daj żyć” i najczęściej gracz nie będzie wiedział, kiedy ich dokonuje, a zakończenie jest otwarte i refleksyjne. Gra jest oryginalna, pięknie skonstruowana i skłania do przemyśleń – polecam.</text:p>
      <text:p text:style-name="P1"/>
      <text:p text:style-name="P1">Obrazek: <text:a xlink:type="simple" xlink:href="http://i.imgur.com/LVxMavW.png" text:style-name="Internet_20_link" text:visited-style-name="Visited_20_Internet_20_Link">http</text:a><text:a xlink:type="simple" xlink:href="http://i.imgur.com/LVxMavW.png" text:style-name="Internet_20_link" text:visited-style-name="Visited_20_Internet_20_Link">://</text:a><text:a xlink:type="simple" xlink:href="http://i.imgur.com/LVxMavW.png" text:style-name="Internet_20_link" text:visited-style-name="Visited_20_Internet_20_Link">i</text:a><text:a xlink:type="simple" xlink:href="http://i.imgur.com/LVxMavW.png" text:style-name="Internet_20_link" text:visited-style-name="Visited_20_Internet_20_Link">.</text:a><text:a xlink:type="simple" xlink:href="http://i.imgur.com/LVxMavW.png" text:style-name="Internet_20_link" text:visited-style-name="Visited_20_Internet_20_Link">imgur</text:a><text:a xlink:type="simple" xlink:href="http://i.imgur.com/LVxMavW.png" text:style-name="Internet_20_link" text:visited-style-name="Visited_20_Internet_20_Link">.</text:a><text:a xlink:type="simple" xlink:href="http://i.imgur.com/LVxMavW.png" text:style-name="Internet_20_link" text:visited-style-name="Visited_20_Internet_20_Link">com</text:a><text:a xlink:type="simple" xlink:href="http://i.imgur.com/LVxMavW.png" text:style-name="Internet_20_link" text:visited-style-name="Visited_20_Internet_20_Link">/</text:a><text:a xlink:type="simple" xlink:href="http://i.imgur.com/LVxMavW.png" text:style-name="Internet_20_link" text:visited-style-name="Visited_20_Internet_20_Link">LVxMavW</text:a><text:a xlink:type="simple" xlink:href="http://i.imgur.com/LVxMavW.png" text:style-name="Internet_20_link" text:visited-style-name="Visited_20_Internet_20_Link">.</text:a><text:a xlink:type="simple" xlink:href="http://i.imgur.com/LVxMavW.png" text:style-name="Internet_20_link" text:visited-style-name="Visited_20_Internet_20_Link">png</text:a></text:p>
      <text:p text:style-name="P1">Źródło: mój kompu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706cm" fo:margin-bottom="0.212cm" loext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635cm" fo:margin-bottom="0.212cm" loext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564cm" fo:margin-bottom="0.141cm" loext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494cm" fo:margin-bottom="0.141cm" loext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423cm" fo:margin-bottom="0.141cm" loext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423cm" fo:margin-bottom="0.141cm" loext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.106cm" loext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cm" fo:margin-bottom="0.564cm" loext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Windows_x86 LibreOffice_project/d3bf12ecb743fc0d20e0be0c58ca359301eb705f</meta:generator>
    <dc:title/>
    <meta:initial-creator/>
    <meta:editing-cycles>2</meta:editing-cycles>
    <dc:date>2016-05-24T22:22:43.892000000</dc:date>
    <meta:editing-duration>PT23H55M24S</meta:editing-duration>
    <meta:document-statistic meta:table-count="0" meta:image-count="0" meta:object-count="0" meta:page-count="1" meta:paragraph-count="11" meta:word-count="391" meta:character-count="2822" meta:non-whitespace-character-count="2433"/>
  </office:meta>
</office:document-meta>
</file>